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2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15"/>
        <table:table-column table:style-name="co1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W_MAJOR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W_MINOR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ADIOTYPE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UHF/VHF Seçimi</text:p>
          </table:table-cell>
          <table:table-cell office:value-type="string" calcext:value-type="string">
            <text:p>1 UHF</text:p>
          </table:table-cell>
          <table:table-cell office:value-type="string" calcext:value-type="string">
            <text:p>Yoksa VHF</text:p>
          </table:table-cell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APRS_MSG[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APRS_MSG[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APRS_MSG[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APRS_MSG[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APRS_MSG[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APRS_MSG[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PRS_MSG[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APRS_MSG[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APRS_MSG[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PRS_MSG[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PRS_MSG[1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APRS_MSG[1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APRS_MSG[1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APRS_MSG[1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APRS_MSG[1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APRS_MSG[1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APRS_MSG[1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APRS_MSG[1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PRS_MSG[1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APRS_MSG[1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PRS_MSG[2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APRS_MSG[2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APRS_MSG[2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table:formula="of:=256*[.K45]" office:value-type="float" office:value="57344" calcext:value-type="float">
            <text:p>57344</text:p>
          </table:table-cell>
          <table:table-cell table:formula="of:=[.L45]+[.K46]" office:value-type="float" office:value="57348" calcext:value-type="float">
            <text:p>57348</text:p>
          </table:table-cell>
          <table:table-cell table:formula="of:=12.5*[.M45]" office:value-type="float" office:value="716850" calcext:value-type="float">
            <text:p>71685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APRS_MSG[2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APRS_MSG[2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APRS_MSG[2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APRS_MSG[2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APRS_MSG[2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 table:number-columns-repeated="8"/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office:value-type="string" calcext:value-type="string">
            <text:p>4 byte long frequency</text:p>
          </table:table-cell>
          <table:table-cell table:number-columns-repeated="7"/>
          <table:table-cell office:value-type="float" office:value="15600" calcext:value-type="float">
            <text:p>1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8"/>
          <table:table-cell table:formula="of:=[.N53]/12.5" office:value-type="float" office:value="1248" calcext:value-type="float">
            <text:p>1248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8"/>
          <table:table-cell table:formula="of:=INT([.N54]/256)" office:value-type="float" office:value="4" calcext:value-type="float">
            <text:p>4</text:p>
          </table:table-cell>
          <table:table-cell table:formula="of:=[.N54]-[.N55]*256" office:value-type="float" office:value="224" calcext:value-type="float">
            <text:p>224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SHIFT</text:p>
          </table:table-cell>
          <table:table-cell table:style-name="ce10"/>
          <table:table-cell office:value-type="string" calcext:value-type="string">
            <text:p>2 bytes shift frequency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SHIFT</text:p>
          </table:table-cell>
          <table:table-cell table:style-name="ce10"/>
          <table:table-cell table:number-columns-repeated="5"/>
          <table:table-cell table:formula="of:=DEC2HEX(450000)" office:value-type="string" office:string-value="6DDD0" calcext:value-type="string">
            <text:p>6DDD0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SHIFT_DIR</text:p>
          </table:table-cell>
          <table:table-cell table:style-name="ce10"/>
          <table:table-cell office:value-type="string" calcext:value-type="string">
            <text:p>Shift Direction (+1,-1,0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TONE_POS</text:p>
          </table:table-cell>
          <table:table-cell table:style-name="ce10"/>
          <table:table-cell office:value-type="string" calcext:value-type="string">
            <text:p>Selected Tone Positi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TONE_ENABLED</text:p>
          </table:table-cell>
          <table:table-cell table:style-name="ce10"/>
          <table:table-cell office:value-type="string" calcext:value-type="string">
            <text:p>Tone is enabled (1,0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MYCALL[0]</text:p>
          </table:table-cell>
          <table:table-cell table:style-name="ce11" office:value-type="string" calcext:value-type="string">
            <text:p>T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MYCALL[1]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MYCALL[2]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MYCALL[3]</text:p>
          </table:table-cell>
          <table:table-cell table:style-name="ce11" office:value-type="string" calcext:value-type="string">
            <text:p>W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MYCALL[4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MYCALL[5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APRSTIMEOUT</text:p>
          </table:table-cell>
          <table:table-cell table:style-name="ce11"/>
          <table:table-cell office:value-type="string" calcext:value-type="string">
            <text:p>APRS TIMEOUT (dakika, 0 iptal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LAT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LATITUDE[1]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LAT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LATITUDE[3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LAT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LATITUDE[5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LATITUDE[6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LATITUDE[7]</text:p>
          </table:table-cell>
          <table:table-cell table:style-name="ce11" office:value-type="string" calcext:value-type="string">
            <text:p>N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LONG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LONGITUDE[1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LONG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LONGITUDE[3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LONG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LONGITUDE[5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LONGITUDE[6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LONGITUDE[7]</text:p>
          </table:table-cell>
          <table:table-cell table:style-name="ce11" office:value-type="string" calcext:value-type="string">
            <text:p>E</text:p>
          </table:table-cell>
          <table:table-cell office:value-type="string" calcext:value-type="string">
            <text:p>Longitude</text:p>
          </table:table-cell>
          <table:table-cell table:number-columns-repeated="4"/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table:number-columns-repeated="2"/>
          <table:table-cell table:number-columns-repeated="5"/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table:number-columns-repeated="2"/>
          <table:table-cell table:number-columns-repeated="5"/>
          <table:table-cell table:formula="of:=INT([.K87]/256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table:number-columns-repeated="2"/>
          <table:table-cell table:number-columns-repeated="5"/>
          <table:table-cell table:formula="of:=[.K87]-[.K88]*256" office:value-type="float" office:value="88" calcext:value-type="float">
            <text:p>88</text:p>
          </table:table-cell>
          <table:table-cell table:formula="of:=[.K89]*256+[.K88]" office:value-type="float" office:value="22530" calcext:value-type="float">
            <text:p>22530</text:p>
          </table:table-cell>
          <table:table-cell/>
          <table:table-cell office:value-type="float" office:value="22658" calcext:value-type="float">
            <text:p>22658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table:number-columns-repeated="2"/>
          <table:table-cell table:number-columns-repeated="8"/>
          <table:table-cell table:formula="of:=[.N89]/256" office:value-type="float" office:value="88.5078125" calcext:value-type="float">
            <text:p>88.5078125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table:number-columns-repeated="2"/>
          <table:table-cell table:number-columns-repeated="8"/>
          <table:table-cell table:formula="of:=130*256+88" office:value-type="float" office:value="33368" calcext:value-type="float">
            <text:p>33368</text:p>
          </table:table-cell>
          <table:table-cell table:formula="of:=[.N95]-32768" office:value-type="float" office:value="600" calcext:value-type="float">
            <text:p>600</text:p>
          </table:table-cell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office:value-type="string" calcext:value-type="string">
            <text:p>Frequency / 12.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office:value-type="string" calcext:value-type="string">
            <text:p>Shift/2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office:value-type="string" calcext:value-type="string">
            <text:p>SSTPxxx SS:ShiftDir, T:Tone, P:pwr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office:value-type="string" calcext:value-type="string">
            <text:p>Channel Name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9" calcext:value-type="float">
            <text:p>16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1" calcext:value-type="float">
            <text:p>20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4" calcext:value-type="float">
            <text:p>20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5" calcext:value-type="float">
            <text:p>20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6" calcext:value-type="float">
            <text:p>20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7" calcext:value-type="float">
            <text:p>20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8" calcext:value-type="float">
            <text:p>20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9" calcext:value-type="float">
            <text:p>20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1" calcext:value-type="float">
            <text:p>22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3" calcext:value-type="float">
            <text:p>22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5" calcext:value-type="float">
            <text:p>22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6" calcext:value-type="float">
            <text:p>22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8" calcext:value-type="float">
            <text:p>22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9" calcext:value-type="float">
            <text:p>22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 table:number-rows-repeated="10483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7:40:16.116606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2-10T18:39:48.903536665</meta:creation-date>
    <dc:date>2020-03-07T18:01:48.530226646</dc:date>
    <meta:editing-duration>PT3H31M17S</meta:editing-duration>
    <meta:editing-cycles>30</meta:editing-cycles>
    <meta:generator>LibreOffice/6.3.4.2$Linux_X86_64 LibreOffice_project/30$Build-2</meta:generator>
    <meta:document-statistic meta:table-count="1" meta:cell-count="598" meta:object-count="0"/>
  </office:meta>
</office:document-meta>
</file>